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54pt" style:font-size-asian="54pt" style:font-size-complex="54pt"/>
    </style:style>
    <style:style style:name="T1" style:family="text">
      <style:text-properties fo:font-weight="normal" style:font-weight-asian="normal" style:font-weight-complex="normal"/>
    </style:style>
    <style:style style:name="T2" style:family="text">
      <style:text-properties fo:color="#262626" style:text-line-through-style="none" fo:font-family="Garamond"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DIA</text:p>
          </draw:text-box>
        </draw:frame>
        <draw:frame presentation:style-name="pr2" draw:layer="layout" svg:width="25.199cm" svg:height="12.179cm" svg:x="1.4cm" svg:y="4.914cm" presentation:class="subtitle" presentation:user-transformed="true">
          <draw:text-box>
            <text:p>Force, Services &amp; Intelligence</text:p>
          </draw:text-box>
        </draw:frame>
        <draw:frame draw:style-name="gr1" draw:layer="layout" svg:width="7.874cm" svg:height="0.962cm" svg:x="19.05cm" svg:y="17.78cm">
          <draw:text-box>
            <text:p><text:s text:c="10"/>By: Paresh Behede</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dia @ War<text:line-break/>First Indo-Pakistani War</text:p>
          </draw:text-box>
        </draw:frame>
        <draw:frame presentation:style-name="pr4" draw:layer="layout" svg:width="25.199cm" svg:height="12.179cm" svg:x="1.4cm" svg:y="4.914cm" presentation:class="outline">
          <draw:text-box>
            <text:list text:style-name="L3">
              <text:list-item>
                <text:p>The Indo-Pakistani War of 1947–1948, sometimes known as the First Kashmir War, was fought between India and Pakistan over the princely state of Kashmir and Jammu from 1947 to 1948.</text:p>
              </text:list-item>
              <text:list-item>
                <text:p>It was the first of four wars</text:p>
              </text:list-item>
              <text:list-item>
                <text:p>Result:</text:p>
                <text:list>
                  <text:list-item>
                    <text:p>United Nations mandated ceasefire</text:p>
                  </text:list-item>
                  <text:list-item>
                    <text:p>Pakistan conquered roughly a third of Kashmir</text:p>
                    <text:p/>
                    <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a @ War<text:line-break/>Operation Polo</text:p>
          </draw:text-box>
        </draw:frame>
        <draw:frame presentation:style-name="pr4" draw:layer="layout" svg:width="25.199cm" svg:height="12.179cm" svg:x="1.4cm" svg:y="4.914cm" presentation:class="outline">
          <draw:text-box>
            <text:list text:style-name="L3">
              <text:list-item>
                <text:p>Operation Polo, the code name of the Hyderabad "Police Action" was a military operation in September 1948 in which the Indian Armed Forces invaded the State of Hyderabad and overthrew its Nizam, annexing the state into the Indian Union.</text:p>
              </text:list-item>
              <text:list-item>
                <text:p>Result:</text:p>
                <text:list>
                  <text:list-item>
                    <text:p>Decisive Indian victory; State of Hyderabad annexed to the Union of India</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a @ War<text:line-break/>Liberation of Goa</text:p>
          </draw:text-box>
        </draw:frame>
        <draw:frame presentation:style-name="pr4" draw:layer="layout" svg:width="25.199cm" svg:height="12.179cm" svg:x="1.4cm" svg:y="4.914cm" presentation:class="outline">
          <draw:text-box>
            <text:list text:style-name="L3">
              <text:list-item>
                <text:p>The 1961 Indian annexation of Goa (also referred to as the Invasion of Goa, the Liberation of Goa by Indian forces, and the Fall of Portuguese India), was an action by India's armed forces that ended the rule of Portugal in its exclaves in India in 1961.</text:p>
              </text:list-item>
              <text:list-item>
                <text:p>Result:</text:p>
                <text:list>
                  <text:list-item>
                    <text:p>Incorporation of Goa into India.</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a @ War<text:line-break/>Sino-Indian War</text:p>
          </draw:text-box>
        </draw:frame>
        <draw:frame presentation:style-name="pr4" draw:layer="layout" svg:width="25.199cm" svg:height="12.179cm" svg:x="1.4cm" svg:y="4.914cm" presentation:class="outline">
          <draw:text-box>
            <text:list text:style-name="L3">
              <text:list-item>
                <text:p><text:s/>War between China and India that occurred in 1962.</text:p>
              </text:list-item>
              <text:list-item>
                <text:p>A disputed Himalayan border was the main pretext for war.</text:p>
              </text:list-item>
              <text:list-item>
                <text:p>Result:</text:p>
                <text:list>
                  <text:list-item>
                    <text:p>Decisive Chinese victory</text:p>
                  </text:list-item>
                  <text:list-item>
                    <text:p><text:span text:style-name="T1">Before the war, both countries had posts in Aksai Chin and patrolled there. Since the end of the war, Aksai</text:span> Chin has been under Chinese control.</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a @ War<text:line-break/>Indo - Pak 2</text:p>
          </draw:text-box>
        </draw:frame>
        <draw:frame presentation:style-name="pr4" draw:layer="layout" svg:width="25.199cm" svg:height="12.179cm" svg:x="1.4cm" svg:y="4.914cm" presentation:class="outline">
          <draw:text-box>
            <text:list text:style-name="L3">
              <text:list-item>
                <text:p>The Indo-Pakistani War of 1965 was a culmination of skirmishes that took place between April 1965 and September 1965 between Pakistan and India.</text:p>
              </text:list-item>
              <text:list-item>
                <text:p>This war started following Pakistan's Operation Gibraltar, which was designed to infiltrate forces into Jammu and Kashmir to precipitate an insurgency against rule by India. India retaliated by launching a full-scale military attack on West Pakistan. </text:p>
              </text:list-item>
              <text:list-item>
                <text:p>Result:</text:p>
                <text:list>
                  <text:list-item>
                    <text:p>United Nations mandated ceasefire</text:p>
                  </text:list-item>
                  <text:list-item>
                    <text:p>No permanent territorial changes </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India @ War<text:line-break/>Chola incident</text:p>
          </draw:text-box>
        </draw:frame>
        <draw:frame presentation:style-name="pr4" draw:layer="layout" svg:width="25.199cm" svg:height="12.179cm" svg:x="1.4cm" svg:y="4.914cm" presentation:class="outline">
          <draw:text-box>
            <text:list text:style-name="L3">
              <text:list-item>
                <text:p>The 1967 Sino-Indian skirmish also known as the Chola incident, was a military conflict between Indian troops and members of the Chinese People's Liberation Army who had infiltrated on 1st October, 1967 in Sikkim</text:p>
              </text:list-item>
              <text:list-item>
                <text:p>Sikkim became an Indian state in 1975, which was not recognized by China</text:p>
              </text:list-item>
              <text:list-item>
                <text:p>Result:</text:p>
                <text:list>
                  <text:list-item>
                    <text:p>Decisive Indian victory</text:p>
                  </text:list-item>
                  <text:list-item>
                    <text:p>Chinese withdrawal from Sikkim</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India @ War<text:line-break/>India – Pak 3</text:p>
          </draw:text-box>
        </draw:frame>
        <draw:frame presentation:style-name="pr4" draw:layer="layout" svg:width="25.199cm" svg:height="12.179cm" svg:x="1.4cm" svg:y="4.914cm" presentation:class="outline">
          <draw:text-box>
            <text:list text:style-name="L3">
              <text:list-item>
                <text:p>The Indo-Pakistani War of 1971 was the direct military confrontation between India and Pakistan during the Bangladesh Liberation War in 1971</text:p>
              </text:list-item>
              <text:list-item>
                <text:p>Lasting just 13 days, it is considered to be one of the shortest wars in history.</text:p>
              </text:list-item>
              <text:list-item>
                <text:p>Result:</text:p>
                <text:list>
                  <text:list-item>
                    <text:p>Decisive Indian and Bangladeshi victory</text:p>
                  </text:list-item>
                  <text:list-item>
                    <text:p>Eastern Pakistani forces surrendered.</text:p>
                  </text:list-item>
                  <text:list-item>
                    <text:p>Western Pakistani forces Ceasefired.</text:p>
                  </text:list-item>
                  <text:list-item>
                    <text:p>Liberation of East Pakistan as independent Bangladesh</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India @ War</text:p>
          </draw:text-box>
        </draw:frame>
        <draw:frame presentation:style-name="pr4" draw:layer="layout" svg:width="25.199cm" svg:height="12.179cm" svg:x="1.4cm" svg:y="4.914cm" presentation:class="outline">
          <draw:text-box>
            <text:list text:style-name="L3">
              <text:list-item>
                <text:p>Operation Blue Star Vs. Sikh militants (1984)</text:p>
                <text:list>
                  <text:list-item>
                    <text:p>Militants cleared out of Harmandir Sahib.</text:p>
                  </text:list-item>
                </text:list>
              </text:list-item>
              <text:list-item>
                <text:p>Operation Meghdoot Vs. Pakistan (1984)</text:p>
                <text:list>
                  <text:list-item>
                    <text:p>Siachen Glacier comes under Indian control.</text:p>
                  </text:list-item>
                </text:list>
              </text:list-item>
              <text:list-item>
                <text:p>Sri Lankan Civil War Vs. Tamil Tigers (1987 - 90)</text:p>
                <text:list>
                  <text:list-item>
                    <text:p>Continued civil war in Sri Lanka.</text:p>
                  </text:list-item>
                </text:list>
              </text:list-item>
              <text:list-item>
                <text:p>Operation Cactus Vs. PLOTE (1988)</text:p>
                <text:list>
                  <text:list-item>
                    <text:p>Government rule restored in Maldives.</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ndia @ War<text:line-break/>Kargil</text:p>
          </draw:text-box>
        </draw:frame>
        <draw:frame presentation:style-name="pr4" draw:layer="layout" svg:width="25.199cm" svg:height="12.179cm" svg:x="1.4cm" svg:y="4.914cm" presentation:class="outline">
          <draw:text-box>
            <text:list text:style-name="L3">
              <text:list-item>
                <text:p>An armed conflict between India and Pakistan that took place between May and July 1999 in the Kargil district of Kashmir and elsewhere along the Line of Control (LOC).</text:p>
              </text:list-item>
              <text:list-item>
                <text:p>In India, the conflict is also referred to as Operation Vijay</text:p>
              </text:list-item>
              <text:list-item>
                <text:p>The cause of the war was the infiltration of Pakistani soldiers and Kashmiri militants into positions on the Indian side of the LOC</text:p>
              </text:list-item>
              <text:list-item>
                <text:p>Result:</text:p>
                <text:list>
                  <text:list-item>
                    <text:p>Pakistani military retreat from Kargil.</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ndian Armed Forces</text:p>
          </draw:text-box>
        </draw:frame>
        <draw:frame presentation:style-name="pr4" draw:layer="layout" svg:width="25.199cm" svg:height="12.179cm" svg:x="1.4cm" svg:y="4.914cm" presentation:class="outline">
          <draw:text-box>
            <text:list text:style-name="L3">
              <text:list-item>
                <text:p>Army, Navy, Air Force, Coast Guards</text:p>
              </text:list-item>
              <text:list-item>
                <text:p>The President of India is the Supreme Commander of the Indian Armed Forces.</text:p>
              </text:list-item>
              <text:list-item>
                <text:p>The Indian Armed Forces are under the management of the Ministry of Defence (MoD)</text:p>
              </text:list-item>
              <text:list-item>
                <text:p>it is world's 3rd largest military force and the largest standing volunteer army in the world</text:p>
              </text:list-item>
              <text:list-item>
                <text:p>The highest wartime gallantry award given by the Military of India is the Param Vir Chakra (PVC), followed by the Maha Vir Chakra (MVC) and the Vir Chakra (VrC). Its peacetime equivalent is the Ashoka Chakra Award. The highest decoration for meritorious service is the Param Vishisht Seva Medal</text:p>
              </text:list-item>
            </text:list>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aramilitary forces of India</text:p>
          </draw:text-box>
        </draw:frame>
        <draw:frame presentation:style-name="pr4" draw:layer="layout" svg:width="25.199cm" svg:height="12.179cm" svg:x="1.4cm" svg:y="4.914cm" presentation:class="outline">
          <draw:text-box>
            <text:list text:style-name="L3">
              <text:list-item>
                <text:p>"Paramilitary Forces" refers to three organisations which assist the Indian Armed Forces particularly closely and are led by officers of the Indian Army or Indian Navy.</text:p>
              </text:list-item>
              <text:list-item>
                <text:p>The Assam Rifles (AR) 50,000 personnel</text:p>
                <text:p>(led by Indian Army officers reporting to the Ministry of Home Affairs)</text:p>
              </text:list-item>
              <text:list-item>
                <text:p>The Special Frontier Force (SFF) 10,000 personnel</text:p>
                <text:p>(led by Indian Army officers reporting to Indian Intelligence)</text:p>
              </text:list-item>
              <text:list-item>
                <text:p>The Indian Coast Guard 10,000 personnel (29 stations)</text:p>
                <text:p>(usually led by Indian Navy officers and reporting to the Ministry of Defence). - According to the Indian defense and paramilitary personnel webpage, Coast Guards belong to Defense Services.</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Central Armed Police Forces</text:p>
          </draw:text-box>
        </draw:frame>
        <draw:frame presentation:style-name="pr4" draw:layer="layout" svg:width="25.199cm" svg:height="12.179cm" svg:x="1.4cm" svg:y="4.914cm" presentation:class="outline">
          <draw:text-box>
            <text:list text:style-name="L3">
              <text:list-item>
                <text:p>The Central Armed Police Forces (CAPF) are the following five security forces of the union of India under the authority of Ministry of Home Affairs (India). </text:p>
                <text:p/>
              </text:list-item>
              <text:list-item>
                <text:p>Central Reserve Police Force (CRPF)</text:p>
                <text:list>
                  <text:list-item>
                    <text:p>The Rapid Action Force (RAF), a 10 battalion anti-riot force trained to respond to sectarian violence.</text:p>
                  </text:list-item>
                  <text:list-item>
                    <text:p>The Commando Battalion for Resolute Action (COBRA), a 10 battalion strong anti-Naxalite/COIN force.</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CAPF...<text:span text:style-name="T2">(Continued)</text:span></text:p>
          </draw:text-box>
        </draw:frame>
        <draw:frame presentation:style-name="pr4" draw:layer="layout" svg:width="25.199cm" svg:height="12.179cm" svg:x="1.4cm" svg:y="4.914cm" presentation:class="outline">
          <draw:text-box>
            <text:list text:style-name="L3">
              <text:list-item>
                <text:p>Border Security Force (BSF)</text:p>
                <text:list>
                  <text:list-item>
                    <text:p>The primary role of the Border Security Force is to police border areas of the country, except the mountains. </text:p>
                  </text:list-item>
                  <text:list-item>
                    <text:p>It has all police powers in its jurisdiction. It has 240,000 personnel in 186 battalions, and is headed by an Indian Police Service Officer.</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CAPF...(Continued)</text:p>
          </draw:text-box>
        </draw:frame>
        <draw:frame presentation:style-name="pr4" draw:layer="layout" svg:width="25.199cm" svg:height="12.179cm" svg:x="1.4cm" svg:y="4.914cm" presentation:class="outline">
          <draw:text-box>
            <text:list text:style-name="L3">
              <text:list-item>
                <text:p>Indo-Tibetan Border Police</text:p>
                <text:list>
                  <text:list-item>
                    <text:p>The Indo-Tibetan Border Police is deployed for guarding duties on the border with China from Karakoram Pass in Ladakh to Diphu La in Arunachal Pradesh covering a total distance of 2488 km</text:p>
                  </text:list-item>
                  <text:list-item>
                    <text:p>It has 77,000 personnel in 55 battalions.</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CAPF...(Continued)</text:p>
          </draw:text-box>
        </draw:frame>
        <draw:frame presentation:style-name="pr4" draw:layer="layout" svg:width="25.199cm" svg:height="12.179cm" svg:x="1.4cm" svg:y="4.914cm" presentation:class="outline">
          <draw:text-box>
            <text:list text:style-name="L3">
              <text:list-item>
                <text:p>Central Industrial Security Force (CISF)</text:p>
                <text:list>
                  <text:list-item>
                    <text:p>One of the largest industrial security forces in the world, the Central Industrial Security Force provides security to various PSUs and other critical infrastructure installations across the country.</text:p>
                  </text:list-item>
                  <text:list-item>
                    <text:p>It has a total strength of about 112,000 personnel in 132 battalions.</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CAPF...(Continued)</text:p>
          </draw:text-box>
        </draw:frame>
        <draw:frame presentation:style-name="pr4" draw:layer="layout" svg:width="25.199cm" svg:height="12.179cm" svg:x="1.4cm" svg:y="4.914cm" presentation:class="outline">
          <draw:text-box>
            <text:list text:style-name="L3">
              <text:list-item>
                <text:p>Sashastra Seema Bal (SSB)</text:p>
                <text:list>
                  <text:list-item>
                    <text:p>The objective of the Sashastra Seema Bal is to guard the Indo-Nepal and Indo-Bhutan Borders.</text:p>
                  </text:list-item>
                  <text:list-item>
                    <text:p>It has 82,000 personnel and 48 battalions, as well as some reserved battalions.</text:p>
                  </text:list-item>
                </text:list>
              </text:list-item>
              <text:list-item>
                <text:p>Railway Protection Force</text:p>
                <text:list>
                  <text:list-item>
                    <text:p>RPF is charged with providing security for the Indian Railways.</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CAPF...(Continued)</text:p>
          </draw:text-box>
        </draw:frame>
        <draw:frame presentation:style-name="pr4" draw:layer="layout" svg:width="25.199cm" svg:height="12.179cm" svg:x="1.4cm" svg:y="4.914cm" presentation:class="outline">
          <draw:text-box>
            <text:list text:style-name="L3">
              <text:list-item>
                <text:p>National Security Guards</text:p>
                <text:list>
                  <text:list-item>
                    <text:p>The NSG is an elite counter terrorist and rapid response force. Its roles include conducting anti-sabotage checks, rescuing hostages, neutralising terrorist threats to vital installations, engaging terrorists, responding to hijacking and piracy and protecting VIPs.</text:p>
                  </text:list-item>
                </text:list>
                <text:p/>
              </text:list-item>
              <text:list-item>
                <text:p>Special Protection Group</text:p>
                <text:list>
                  <text:list-item>
                    <text:p>Formed in 1988 by an act of the Parliament of India for "providing proximate security to the Prime Minister of India and former Prime Minister of India and members of their immediate families</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State Armed Police Forces</text:p>
          </draw:text-box>
        </draw:frame>
        <draw:frame presentation:style-name="pr4" draw:layer="layout" svg:width="25.199cm" svg:height="12.179cm" svg:x="1.4cm" svg:y="4.914cm" presentation:class="outline">
          <draw:text-box>
            <text:list text:style-name="L3">
              <text:list-item>
                <text:p>The State Armed Police Forces of India are the police units for dealing with serious law and order situations requiring a higher level of armed expertise than normal. The State Armed Police Forces exist in addition to the ordinary police services of the various states.</text:p>
              </text:list-item>
              <text:list-item>
                <text:p>The State Armed Police act as a mobile armed reserve activated only on the orders from the Additional Commissioner of Police or above.</text:p>
              </text:list-item>
            </text:list>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user-transformed="true">
          <draw:text-box>
            <text:p>All India Services</text:p>
          </draw:text-box>
        </draw:frame>
        <draw:frame presentation:style-name="pr4" draw:text-style-name="P1" draw:layer="layout" svg:width="25.199cm" svg:height="12.179cm" svg:x="1.4cm" svg:y="4.914cm" presentation:class="outline" presentation:user-transformed="true">
          <draw:text-box>
            <text:list text:style-name="L3">
              <text:list-item>
                <text:p>IAS, IPS, IFS</text:p>
              </text:list-item>
              <text:list-item>
                <text:p>A common unique feature of the All India Services is that the members of these services are recruited by the Centre</text:p>
              </text:list-item>
              <text:list-item>
                <text:p>Ministry of Personnel, Public Grievances and Pensions is the cadre controlling authority for the IAS for IPS Its the Ministry Of Home Affairs while the Ministry of Environment, Forests and Climate Change is the cadre controlling authority for IFS.</text:p>
              </text:list-item>
            </text:list>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presentation:user-transformed="true">
          <draw:text-box>
            <text:list text:style-name="L3">
              <text:list-item>
                <text:p>National Technical Research Organisation</text:p>
                <text:list>
                  <text:list-item>
                    <text:p>a technical intelligence agency under the National Security Adviser in the Prime Minister's Office, India. It was set up in 2004. </text:p>
                  </text:list-item>
                  <text:list-item>
                    <text:p>It also includes National Institute of Cryptology Research and Development (NICRD), which is first of its kind in Asia.</text:p>
                  </text:list-item>
                  <text:list-item>
                    <text:p>is a highly specialised technical intelligence gathering agency.</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Research &amp; Analysis Wing (RAW)</text:p>
                <text:list>
                  <text:list-item>
                    <text:p>Primary foreign intelligence agency of India.</text:p>
                  </text:list-item>
                  <text:list-item>
                    <text:p>The primary function of R&amp;AW is gathering foreign intelligence and counter-terrorism.</text:p>
                  </text:list-item>
                  <text:list-item>
                    <text:p>In addition, it is responsible for obtaining and analysing information about foreign governments, corporations and persons to advise Indian policymakers</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Intelligence Bureau (IB)</text:p>
                <text:list>
                  <text:list-item>
                    <text:p>India's internal intelligence agency and reputedly the world's oldest intelligence agency.</text:p>
                  </text:list-item>
                  <text:list-item>
                    <text:p>In addition to domestic intelligence responsibilities, the IB is particularly tasked with intelligence collection in border areas</text:p>
                    <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Narcotics Control Bureau</text:p>
                <text:list>
                  <text:list-item>
                    <text:p>is the chief law enforcement and intelligence agency of India responsible for fighting drug trafficking and the abuse of illegal substances</text:p>
                  </text:list-item>
                  <text:list-item>
                    <text:p>The Director General of NCB is either officer of Indian Police Service or Indian Revenue Service.</text:p>
                    <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Directorate of Revenue Intelligence</text:p>
                <text:list>
                  <text:list-item>
                    <text:p>Collection of intelligence about smuggling of contraband goods, narcotics, under-invoicing etc. through sources of India and abroad, including secret sources.</text:p>
                  </text:list-item>
                  <text:list-item>
                    <text:p>Keeping watch over important seizures and investigation cases.</text:p>
                  </text:list-item>
                  <text:list-item>
                    <text:p>To keep liaison with Central Bureau of Investigation and through them with the INTERPOL.</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Defence Intelligence Agency</text:p>
                <text:list>
                  <text:list-item>
                    <text:p>It is supposed to be the nodal agency for all defence related intelligence, thus distinguishing it from the R&amp;AW. Much of the agency's budget and operations are classified.</text:p>
                  </text:list-item>
                </text:list>
              </text:list-item>
              <text:list-item>
                <text:p>Joint Cipher Bureau</text:p>
                <text:list>
                  <text:list-item>
                    <text:p>It is responsible for cryptanalysis and encryption of sensitive data</text:p>
                  </text:list-item>
                  <text:list-item>
                    <text:p>The inter-services Joint Cipher Bureau has primary responsibility for cryptology and SIGINT</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All India Radio Monitoring Service</text:p>
                <text:list>
                  <text:list-item>
                    <text:p>The Central Monitoring Service of All India Radio monitors all radio broadcasts in India as well as all foreign radio broadcasts which can be received in India.</text:p>
                  </text:list-item>
                </text:list>
              </text:list-item>
              <text:list-item>
                <text:p>Signals Intelligence Directorate</text:p>
                <text:list>
                  <text:list-item>
                    <text:p>The Signals Intelligence Directorate is a joint service organisation, manned by personnel from the Army, Navy and Air Force.</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draw:text-box>
            <text:list text:style-name="L3">
              <text:list-item>
                <text:p>Aviation Research Centre</text:p>
                <text:list>
                  <text:list-item>
                    <text:p>Aerial surveillance, SIGINT operations, photo reconnaissance flights (PHOTINT), monitoring of borders, imagery intelligence</text:p>
                  </text:list-item>
                  <text:list-item>
                    <text:p>In 1999 during the Kargil War, after the Pakistani intrusion was detected, ARC was tasked to check if the Pakistanis had indeed crossed the Line of Control to the Indian side and violated the border agreement.</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text:s/>Intelligence Agencies...</text:p>
          </draw:text-box>
        </draw:frame>
        <draw:frame presentation:style-name="pr4" draw:layer="layout" svg:width="25.199cm" svg:height="12.179cm" svg:x="1.4cm" svg:y="4.914cm" presentation:class="outline" presentation:user-transformed="true">
          <draw:text-box>
            <text:list text:style-name="L3">
              <text:list-item>
                <text:p>Directorate of Air Intelligence</text:p>
                <text:list>
                  <text:list-item>
                    <text:p>The DAI is responsible for air and satellite reconnaissance missions.</text:p>
                  </text:list-item>
                </text:list>
              </text:list-item>
              <text:list-item>
                <text:p>Directorate of Navy Intelligence</text:p>
                <text:list>
                  <text:list-item>
                    <text:p>This is the Indian Navy’s intelligence arm.</text:p>
                  </text:list-item>
                </text:list>
              </text:list-item>
              <text:list-item>
                <text:p>Directorate General of Income Tax Investigation</text:p>
                <text:list>
                  <text:list-item>
                    <text:p>The Directorate General of Income Tax Investigation is the law enforcement agency under the Ministry of Finance responsible for investigating violations of India's tax laws, including fraud, evasion and money laundering</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4T22:01:20</meta:creation-date>
    <dc:date>2015-03-18T12:25:28</dc:date>
    <meta:editing-duration>PT14H28M16S</meta:editing-duration>
    <meta:editing-cycles>52</meta:editing-cycles>
    <meta:generator>LibreOffice/4.0.4.2$Linux_X86_64 LibreOffice_project/400m0$Build-2</meta:generator>
    <meta:document-statistic meta:object-count="138"/>
  </office:meta>
</office:document-meta>
</file>